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cdb98" officeooo:paragraph-rsid="001cdb98"/>
    </style:style>
    <style:style style:name="P2" style:family="paragraph" style:parent-style-name="Text_20_body">
      <style:text-properties officeooo:rsid="001cdb98" officeooo:paragraph-rsid="001cdb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erican Pie</text:p>
      <text:p text:style-name="P2"/>
      <text:p text:style-name="P2">A long long time ago</text:p>
      <text:p text:style-name="P2">I can still remember how that music used to make me smile</text:p>
      <text:p text:style-name="P2">And I knew if I had my chance</text:p>
      <text:p text:style-name="P2">That I could make those people dance</text:p>
      <text:p text:style-name="P2">And maybe they'd be happy for a wh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08:27:47.153173413</meta:creation-date>
    <dc:date>2015-05-24T08:29:52.866217409</dc:date>
    <meta:editing-duration>PT2M5S</meta:editing-duration>
    <meta:editing-cycles>1</meta:editing-cycles>
    <meta:document-statistic meta:table-count="0" meta:image-count="0" meta:object-count="0" meta:page-count="1" meta:paragraph-count="6" meta:word-count="42" meta:character-count="191" meta:non-whitespace-character-count="155"/>
    <meta:generator>LibreOffice/4.3.3.2$Linux_X86_64 LibreOffice_project/430m0$Build-2</meta:generator>
  </office:meta>
</office:document-meta>
</file>